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start"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12"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8pt" style:font-size-asian="8pt" style:font-size-complex="8pt"/>
    </style:style>
    <style:style style:name="P21" style:family="paragraph" style:parent-style-name="Standard">
      <style:paragraph-properties fo:text-align="justify" style:justify-single-word="false"/>
      <style:text-properties fo:font-size="8pt" fo:font-style="normal" style:font-size-asian="8pt" style:font-style-asian="normal" style:font-size-complex="8pt" style:font-style-complex="normal"/>
    </style:style>
    <style:style style:name="P22" style:family="paragraph" style:parent-style-name="Standard">
      <style:paragraph-properties fo:text-align="justify"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23" style:family="paragraph" style:parent-style-name="Standard">
      <style:paragraph-properties fo:text-align="start" style:justify-single-word="false"/>
      <style:text-properties fo:font-size="16pt" fo:font-style="italic" style:text-underline-style="solid" style:text-underline-width="auto" style:text-underline-color="font-color" style:font-size-asian="16pt" style:font-style-asian="italic" style:font-size-complex="16pt" style:font-style-complex="italic"/>
    </style:style>
    <style:style style:name="P24" style:family="paragraph" style:parent-style-name="Standard">
      <style:paragraph-properties fo:text-align="justify" style:justify-single-word="false"/>
      <style:text-properties fo:font-size="16pt" fo:font-style="italic" style:text-underline-style="solid" style:text-underline-width="auto" style:text-underline-color="font-color" style:font-size-asian="16pt" style:font-style-asian="italic" style:font-size-complex="16pt" style:font-style-complex="italic"/>
    </style:style>
    <style:style style:name="P25" style:family="paragraph" style:parent-style-name="Standard">
      <style:paragraph-properties fo:text-align="justify" style:justify-single-word="false"/>
      <style:text-properties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26"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27"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cc0000" fo:font-style="normal" style:font-style-asian="normal" style:font-style-complex="normal"/>
    </style:style>
    <style:style style:name="T7" style:family="text">
      <style:text-properties fo:color="#0000ff" fo:font-style="normal" style:font-style-asian="normal" style:font-style-complex="normal"/>
    </style:style>
    <style:style style:name="T8"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labor – Versuch 3</text:p>
      <text:p text:style-name="P2">Versuch: Erste Schritte mit maschinennaher C166 Programmierung</text:p>
      <text:p text:style-name="P2"/>
      <text:p text:style-name="P10"/>
      <text:p text:style-name="P23">Aufgabe 1:</text:p>
      <text:p text:style-name="P26"/>
      <text:p text:style-name="P13">Die richtigen Werte wurden in die Register geladen. Wir haben die Adressierungsart „Immediate Addressing“ verwendet (#).</text:p>
      <text:p text:style-name="P13"/>
      <text:p text:style-name="P15">Quellcodeausschnitte:</text:p>
      <text:p text:style-name="P4"/>
      <text:p text:style-name="P5"><text:tab/><text:span text:style-name="T2">.</text:span></text:p>
      <text:p text:style-name="P4"><text:tab/>.</text:p>
      <text:p text:style-name="P4"><text:tab/>.</text:p>
      <text:p text:style-name="P5"/>
      <text:p text:style-name="P8">;------------------------------------------------------------</text:p>
      <text:p text:style-name="P8">; Hier folgen Ihre Konstanten Definitionen</text:p>
      <text:p text:style-name="P8">;</text:p>
      <text:p text:style-name="P5">Ora <text:s text:c="4"/><text:tab/>EQU<text:tab/>0<text:tab/>;Portbit für Ora</text:p>
      <text:p text:style-name="P5">op1<text:tab/><text:tab/>EQU 30000</text:p>
      <text:p text:style-name="P5">op2<text:tab/><text:tab/>EQU 5000</text:p>
      <text:p text:style-name="P5">op3<text:tab/><text:tab/>EQU 40000</text:p>
      <text:p text:style-name="P5">op4 <text:tab/><text:tab/>EQU 4999</text:p>
      <text:p text:style-name="P5">op5 <text:tab/><text:tab/>EQU -30000</text:p>
      <text:p text:style-name="P5"/>
      <text:p text:style-name="P5"><text:tab/><text:span text:style-name="T2">.</text:span></text:p>
      <text:p text:style-name="P4"><text:tab/>.</text:p>
      <text:p text:style-name="P4"><text:tab/>.</text:p>
      <text:p text:style-name="P5"/>
      <text:p text:style-name="P5">MAIN<text:tab/>Proc</text:p>
      <text:p text:style-name="P8">;------------------------------------------------------------</text:p>
      <text:p text:style-name="P8">;Hier geht Ihr Hauptprogramm los</text:p>
      <text:p text:style-name="P8">;</text:p>
      <text:p text:style-name="P5"><text:tab/>mov r1,#op1</text:p>
      <text:p text:style-name="P5"><text:tab/>mov r2,#op2</text:p>
      <text:p text:style-name="P5"><text:tab/>mov r3,#op3</text:p>
      <text:p text:style-name="P5"><text:tab/>mov r4,#op4</text:p>
      <text:p text:style-name="P5"><text:tab/>mov r5,#op5</text:p>
      <text:p text:style-name="P5"><text:tab/></text:p>
      <text:p text:style-name="P5"><text:tab/>Call<text:tab/>MyUp1<text:tab/></text:p>
      <text:p text:style-name="P5"/>
      <text:p text:style-name="P5">Forever:</text:p>
      <text:p text:style-name="P5"/>
      <text:p text:style-name="P5"/>
      <text:p text:style-name="P5"><text:tab/>jmp<text:tab/><text:tab/>Forever</text:p>
      <text:p text:style-name="P8">;</text:p>
      <text:p text:style-name="P8">; <text:s/>Notstop</text:p>
      <text:p text:style-name="P8">;</text:p>
      <text:p text:style-name="P5">StopJetzt:<text:tab/>JMP<text:tab/>StopJetzt</text:p>
      <text:p text:style-name="P5"/>
      <text:p text:style-name="P5">Main<text:tab/><text:tab/>ENDP</text:p>
      <text:p text:style-name="P5"/>
      <text:p text:style-name="P5">Programme<text:tab/>ENDS</text:p>
      <text:p text:style-name="P5">;</text:p>
      <text:p text:style-name="P5"/>
      <text:p text:style-name="P5">END</text:p>
      <text:p text:style-name="P5"/>
      <text:p text:style-name="P5"/>
      <text:p text:style-name="P5"/>
      <text:p text:style-name="P5"/>
      <text:p text:style-name="P14"><text:soft-page-break/>Die Konstanten tauchen direkt im Maschinencode auf (hier fett markiert):</text:p>
      <text:p text:style-name="P14"/>
      <text:p text:style-name="P20">LOC<text:tab/> <text:s text:c="2"/>OBJ<text:tab/><text:tab/>LINE</text:p>
      <text:p text:style-name="P14"/>
      <text:p text:style-name="P14"/>
      <text:p text:style-name="P3"><text:tab/><text:tab/><text:tab/>658 <text:s text:c="4"/>MAIN <text:s text:c="3"/>Proc</text:p>
      <text:p text:style-name="P3"><text:s text:c="26"/><text:tab/><text:tab/>659 <text:s text:c="4"/>;------------------------------------------------------------</text:p>
      <text:p text:style-name="P3"><text:s text:c="26"/><text:tab/><text:tab/>660 <text:s text:c="4"/>;Hier geht Ihr Hauptprogramm los</text:p>
      <text:p text:style-name="P3"><text:s text:c="26"/><text:tab/><text:tab/>661 <text:s text:c="4"/>;</text:p>
      <text:p text:style-name="P3">0000001C E6F1<text:span text:style-name="T2">3075 </text:span><text:s text:c="7"/>662 <text:s text:c="12"/>mov r1,#op1</text:p>
      <text:p text:style-name="P3">00000020 E6F2<text:span text:style-name="T2">8813</text:span> <text:s text:c="8"/>663 <text:s text:c="12"/>mov r2,#op2</text:p>
      <text:p text:style-name="P3">00000024 E6F3<text:span text:style-name="T2">409C</text:span> <text:s text:c="7"/>664 <text:s text:c="12"/>mov r3,#op3</text:p>
      <text:p text:style-name="P3">00000028 E6F4<text:span text:style-name="T2">8713</text:span> <text:s text:c="8"/>665 <text:s text:c="12"/>mov r4,#op4</text:p>
      <text:p text:style-name="P3">0000002C E6F5<text:span text:style-name="T2">D08A </text:span><text:s text:c="6"/>666 <text:s text:c="12"/>mov r5,#op5</text:p>
      <text:p text:style-name="P3"><text:s text:c="26"/><text:tab/><text:tab/>667 <text:s text:c="12"/></text:p>
      <text:p text:style-name="P3">00000030 BBE7 <text:s text:c="12"/><text:tab/>668 <text:s text:c="12"/>Call <text:s text:c="3"/>MyUp1 <text:s text:c="2"/></text:p>
      <text:p text:style-name="P3"><text:s text:c="26"/><text:tab/><text:tab/>669 <text:s text:c="4"/></text:p>
      <text:p text:style-name="P3"><text:s text:c="26"/><text:tab/><text:tab/>670 <text:s text:c="4"/>Forever:</text:p>
      <text:p text:style-name="P3"><text:s text:c="26"/><text:tab/><text:tab/>671 <text:s text:c="4"/></text:p>
      <text:p text:style-name="P3"><text:s text:c="26"/><text:tab/><text:tab/>672 <text:s text:c="4"/></text:p>
      <text:p text:style-name="P3">00000032 0DFF <text:s text:c="12"/><text:tab/>673 <text:s text:c="12"/>jmp <text:s text:c="12"/>Forever</text:p>
      <text:p text:style-name="P3"><text:s text:c="26"/><text:tab/><text:tab/>674 <text:s text:c="4"/>;</text:p>
      <text:p text:style-name="P3"><text:s text:c="26"/><text:tab/><text:tab/>675 <text:s text:c="4"/>; <text:s/>Notstop</text:p>
      <text:p text:style-name="P3"><text:s text:c="26"/><text:tab/><text:tab/>676 <text:s text:c="4"/>;</text:p>
      <text:p text:style-name="P3">00000034 0DFF <text:s text:c="12"/><text:tab/>677 <text:s text:c="4"/>StopJetzt: <text:s text:c="5"/>JMP <text:s text:c="4"/>StopJetzt</text:p>
      <text:p text:style-name="P3"><text:s text:c="25"/><text:tab/> <text:tab/>678 <text:s text:c="4"/></text:p>
      <text:p text:style-name="P3"><text:s text:c="26"/><text:tab/><text:tab/>679 <text:s text:c="4"/>Main <text:s text:c="11"/>ENDP</text:p>
      <text:p text:style-name="P3"><text:s text:c="26"/><text:tab/><text:tab/>680 <text:s text:c="4"/></text:p>
      <text:p text:style-name="P3">-------- <text:s text:c="17"/><text:tab/>681 <text:s text:c="4"/>Programme <text:s text:c="6"/>ENDS</text:p>
      <text:p text:style-name="P3"><text:s text:c="26"/><text:tab/><text:tab/>682 <text:s text:c="4"/>;</text:p>
      <text:p text:style-name="P3"><text:s text:c="25"/><text:tab/> <text:tab/>683 <text:s text:c="4"/></text:p>
      <text:p text:style-name="P3"><text:s text:c="26"/><text:tab/><text:tab/>684 <text:s text:c="12"/>END</text:p>
      <text:p text:style-name="P3"/>
      <text:p text:style-name="P3"/>
      <text:p text:style-name="P3"/>
      <text:p text:style-name="P3"/>
      <text:p text:style-name="P24">Aufgabe 2:</text:p>
      <text:p text:style-name="P11"/>
      <text:p text:style-name="P17">Die richtigen Werte wurden in die Register geladen. Wir haben die Adressierungsart "Direct Addressing" verwendet.</text:p>
      <text:p text:style-name="P17"/>
      <text:p text:style-name="P18">Quellcodeausschnitte:</text:p>
      <text:p text:style-name="P6"/>
      <text:p text:style-name="P6"><text:tab/><text:span text:style-name="T2">.</text:span></text:p>
      <text:p text:style-name="P31"><text:tab/>.</text:p>
      <text:p text:style-name="P31"><text:tab/>.</text:p>
      <text:p text:style-name="P6"/>
      <text:p text:style-name="P6">; Hier folgen Ihre Konstanten Definitionen</text:p>
      <text:p text:style-name="P6">;</text:p>
      <text:p text:style-name="P6">Ora <text:s text:c="4"/><text:tab/>EQU<text:tab/>0<text:tab/>;Portbit für Ora</text:p>
      <text:p text:style-name="P6"/>
      <text:p text:style-name="P6">Datenspeicher<text:tab/>SECTION Data</text:p>
      <text:p text:style-name="P9">;------------------------------------------------------------</text:p>
      <text:p text:style-name="P9">; Hier folgen Ihre Speicher Vereinbarungen</text:p>
      <text:p text:style-name="P9">;</text:p>
      <text:p text:style-name="P6">Mein_Speicher <text:s text:c="10"/>DB <text:s text:c="5"/>12 <text:s text:c="5"/>;Byte Initialisiert</text:p>
      <text:p text:style-name="P6">Mein_Speicher1 <text:s text:c="9"/>DW <text:s text:c="5"/>65 <text:s text:c="5"/>;Word Initialisiert</text:p>
      <text:p text:style-name="P6">Mein_Speicher2 <text:s text:c="9"/>DD <text:s text:c="5"/>4711</text:p>
      <text:p text:style-name="P6">Mein_Text <text:s text:c="14"/>DB <text:s text:c="5"/>'ASCII Text'</text:p>
      <text:p text:style-name="P6">op1<text:tab/><text:tab/><text:tab/><text:tab/><text:tab/><text:tab/>DW<text:tab/><text:tab/>30000</text:p>
      <text:p text:style-name="P6"><text:soft-page-break/>op2<text:tab/><text:tab/><text:tab/><text:tab/><text:tab/><text:tab/>DW<text:tab/><text:tab/>5000</text:p>
      <text:p text:style-name="P6">op3<text:tab/><text:tab/><text:tab/><text:tab/><text:tab/><text:tab/>DW<text:tab/><text:tab/>40000</text:p>
      <text:p text:style-name="P6">op4<text:tab/><text:tab/><text:tab/><text:tab/><text:tab/><text:tab/>DW<text:tab/><text:tab/>4999</text:p>
      <text:p text:style-name="P6">op5<text:tab/><text:tab/><text:tab/><text:tab/><text:tab/><text:tab/>DW<text:tab/><text:tab/>-30000</text:p>
      <text:p text:style-name="P6"/>
      <text:p text:style-name="P6">Datenspeicher<text:tab/>ENDS</text:p>
      <text:p text:style-name="P6"/>
      <text:p text:style-name="P6"><text:tab/><text:span text:style-name="T2">.</text:span></text:p>
      <text:p text:style-name="P31"><text:tab/>.</text:p>
      <text:p text:style-name="P31"><text:tab/>.</text:p>
      <text:p text:style-name="P6"/>
      <text:p text:style-name="P6">MAIN<text:tab/>Proc</text:p>
      <text:p text:style-name="P9">;------------------------------------------------------------</text:p>
      <text:p text:style-name="P9">;Hier geht Ihr Hauptprogramm los</text:p>
      <text:p text:style-name="P9">;</text:p>
      <text:p text:style-name="P6"><text:tab/>mov r1,op1</text:p>
      <text:p text:style-name="P6"><text:tab/>mov r2,op2</text:p>
      <text:p text:style-name="P6"><text:tab/>mov r3,op3</text:p>
      <text:p text:style-name="P6"><text:tab/>mov r4,op4</text:p>
      <text:p text:style-name="P6"><text:tab/>mov r5,op5</text:p>
      <text:p text:style-name="P6"><text:tab/></text:p>
      <text:p text:style-name="P6"><text:tab/>Call<text:tab/>MyUp1<text:tab/></text:p>
      <text:p text:style-name="P6"/>
      <text:p text:style-name="P6">Forever:</text:p>
      <text:p text:style-name="P6"/>
      <text:p text:style-name="P6"/>
      <text:p text:style-name="P6"><text:tab/>jmp<text:tab/><text:tab/>Forever</text:p>
      <text:p text:style-name="P9">;</text:p>
      <text:p text:style-name="P9">; <text:s/>Notstop</text:p>
      <text:p text:style-name="P9">;</text:p>
      <text:p text:style-name="P6">StopJetzt:<text:tab/>JMP<text:tab/>StopJetzt</text:p>
      <text:p text:style-name="P6"/>
      <text:p text:style-name="P6">Main<text:tab/><text:tab/>ENDP</text:p>
      <text:p text:style-name="P6"/>
      <text:p text:style-name="P6">Programme<text:tab/>ENDS</text:p>
      <text:p text:style-name="P6">;</text:p>
      <text:p text:style-name="P6"/>
      <text:p text:style-name="P6"><text:tab/>END</text:p>
      <text:p text:style-name="P19"/>
      <text:p text:style-name="P19"/>
      <text:p text:style-name="P19"/>
      <text:p text:style-name="P17">Anstelle der Konstanten findet man nun die Adresse der Variablen im Maschinencode. Allerdings sind dort nur Fragezeichen zu sehen, da zur Zeit der Übersetzung die Adressen noch nicht bekannt sind. </text:p>
      <text:p text:style-name="P17"/>
      <text:p text:style-name="P17"/>
      <text:p text:style-name="P17"/>
      <text:p text:style-name="P21">LOC<text:tab/> <text:s text:c="2"/>OBJ<text:tab/><text:tab/>LINE</text:p>
      <text:p text:style-name="P7"/>
      <text:p text:style-name="P7"><text:tab/><text:tab/><text:tab/>657 <text:s text:c="4"/>MAIN <text:s text:c="3"/>Proc</text:p>
      <text:p text:style-name="P7"><text:s text:c="26"/><text:tab/><text:tab/>658 <text:s text:c="4"/>;------------------------------------------------------------</text:p>
      <text:p text:style-name="P7"><text:s text:c="26"/><text:tab/><text:tab/>659 <text:s text:c="4"/>;Hier geht Ihr Hauptprogramm los</text:p>
      <text:p text:style-name="P7"><text:s text:c="26"/><text:tab/><text:tab/>660 <text:s text:c="4"/>;</text:p>
      <text:p text:style-name="P7">0000001C F2F1<text:span text:style-name="T2">????</text:span> R <text:s text:c="4"/>661 <text:s text:c="12"/>mov r1,op1</text:p>
      <text:p text:style-name="P7">00000020 F2F2<text:span text:style-name="T2">????</text:span> R <text:s text:c="5"/>662 <text:s text:c="12"/>mov r2,op2</text:p>
      <text:p text:style-name="P7">00000024 F2F3<text:span text:style-name="T2">????</text:span> R <text:s text:c="5"/>663 <text:s text:c="12"/>mov r3,op3</text:p>
      <text:p text:style-name="P7">00000028 F2F4<text:span text:style-name="T2">????</text:span> R <text:s text:c="5"/>664 <text:s text:c="12"/>mov r4,op4</text:p>
      <text:p text:style-name="P7">0000002C F2F5<text:span text:style-name="T2">????</text:span> R <text:s text:c="4"/>665 <text:s text:c="12"/>mov r5,op5</text:p>
      <text:p text:style-name="P7"><text:s text:c="26"/><text:tab/><text:tab/>666 <text:s text:c="12"/></text:p>
      <text:p text:style-name="P7">00000030 BBE7 <text:s text:c="12"/><text:tab/>667 <text:s text:c="12"/>Call <text:s text:c="3"/>MyUp1 <text:s text:c="2"/></text:p>
      <text:p text:style-name="P7"><text:s text:c="26"/><text:tab/><text:tab/>668 <text:s text:c="4"/></text:p>
      <text:p text:style-name="P7"><text:soft-page-break/><text:s text:c="26"/><text:tab/><text:tab/>669 <text:s text:c="4"/>Forever:</text:p>
      <text:p text:style-name="P7"><text:s text:c="26"/><text:tab/><text:tab/>670 <text:s text:c="4"/></text:p>
      <text:p text:style-name="P7"><text:s text:c="26"/><text:tab/><text:tab/>671 <text:s text:c="4"/></text:p>
      <text:p text:style-name="P7">00000032 0DFF <text:s text:c="12"/><text:tab/>672 <text:s text:c="12"/>jmp <text:s text:c="12"/>Forever</text:p>
      <text:p text:style-name="P7"><text:s text:c="26"/><text:tab/><text:tab/>673 <text:s text:c="4"/>;</text:p>
      <text:p text:style-name="P7"><text:s text:c="26"/><text:tab/><text:tab/>674 <text:s text:c="4"/>; <text:s/>Notstop</text:p>
      <text:p text:style-name="P7"><text:s text:c="26"/><text:tab/><text:tab/>675 <text:s text:c="4"/>;</text:p>
      <text:p text:style-name="P7">00000034 0DFF <text:s text:c="12"/><text:tab/>676 <text:s text:c="4"/>StopJetzt: <text:s text:c="5"/>JMP <text:s text:c="4"/>StopJetzt</text:p>
      <text:p text:style-name="P7"><text:s text:c="26"/><text:tab/><text:tab/>677 <text:s text:c="4"/></text:p>
      <text:p text:style-name="P7"><text:s text:c="26"/><text:tab/><text:tab/>678 <text:s text:c="4"/>Main <text:s text:c="11"/>ENDP</text:p>
      <text:p text:style-name="P7"><text:s text:c="26"/><text:tab/><text:tab/>679 <text:s text:c="4"/></text:p>
      <text:p text:style-name="P7">-------- <text:s text:c="17"/><text:tab/>680 <text:s text:c="4"/>Programme <text:s text:c="6"/>ENDS</text:p>
      <text:p text:style-name="P7"><text:s text:c="26"/><text:tab/><text:tab/>681 <text:s text:c="4"/>;</text:p>
      <text:p text:style-name="P7"><text:s text:c="26"/><text:tab/><text:tab/>682 <text:s text:c="4"/></text:p>
      <text:p text:style-name="P7"><text:s text:c="26"/><text:tab/><text:tab/>683 <text:s text:c="12"/>END</text:p>
      <text:p text:style-name="P7"/>
      <text:p text:style-name="P7"/>
      <text:p text:style-name="P24">Aufgabe 3:</text:p>
      <text:p text:style-name="P17"/>
      <text:p text:style-name="P17">Die Rechenergebnisse stimmen.</text:p>
      <text:p text:style-name="P17"/>
      <text:p text:style-name="P17">Flags: <text:s/><text:tab/><text:tab/><text:tab/><text:tab/>C<text:tab/><text:tab/>Z<text:tab/><text:tab/>V<text:tab/><text:tab/>N<text:tab/></text:p>
      <text:p text:style-name="P17"><text:tab/></text:p>
      <text:p text:style-name="P16"><text:span text:style-name="T4"><text:tab/></text:span><text:span text:style-name="T5">mov r1,op1<text:tab/><text:tab/>0<text:tab/><text:tab/>0<text:tab/><text:tab/>0<text:tab/><text:tab/>0</text:span></text:p>
      <text:p text:style-name="P18"><text:tab/>mov r2,op2<text:tab/><text:tab/>0<text:tab/><text:tab/>0<text:tab/><text:tab/>0<text:tab/><text:tab/>0<text:tab/><text:tab/><text:tab/><text:tab/></text:p>
      <text:p text:style-name="P18"><text:tab/>mov r3,op3<text:tab/><text:tab/>0<text:tab/><text:tab/>0<text:tab/><text:tab/>0<text:tab/><text:tab/>1</text:p>
      <text:p text:style-name="P18"><text:tab/>mov r4,op4<text:tab/><text:tab/>0<text:tab/><text:tab/>0<text:tab/><text:tab/>0<text:tab/><text:tab/>0</text:p>
      <text:p text:style-name="P18"><text:tab/>mov r5,op5<text:tab/><text:tab/>0<text:tab/><text:tab/>0<text:tab/><text:tab/>0<text:tab/><text:tab/>1</text:p>
      <text:p text:style-name="P18"/>
      <text:p text:style-name="P18"><text:tab/>mov r10,op1<text:tab/><text:tab/>0<text:tab/><text:tab/>0<text:tab/><text:tab/>0<text:tab/><text:tab/>1<text:tab/></text:p>
      <text:p text:style-name="P16"><text:span text:style-name="T5"><text:tab/>add r10,op2<text:tab/><text:tab/>0<text:tab/><text:tab/>0<text:tab/><text:tab/>1<text:tab/><text:tab/>1</text:span><text:span text:style-name="T4"><text:tab/></text:span></text:p>
      <text:p text:style-name="P17">Das Overflow-Flag ist gesetzt, da es eine Zahlenbereichsüberschreitung gibt: </text:p>
      <text:p text:style-name="P16"><text:span text:style-name="T4"><text:tab/></text:span><text:span text:style-name="T6">0</text:span><text:span text:style-name="T4">111 0101 0011 0000</text:span></text:p>
      <text:p text:style-name="P16"><text:span text:style-name="T4">+<text:tab/></text:span><text:span text:style-name="T6">0</text:span><text:span text:style-name="T4">001 0011 1000 1000</text:span></text:p>
      <text:p text:style-name="P17">_______________________</text:p>
      <text:p text:style-name="P16"><text:tab/><text:span text:style-name="T6">1</text:span><text:span text:style-name="T4">000 1000 1011 1000</text:span></text:p>
      <text:p text:style-name="P17">Das Negative-Flag ist gesetzt, da das Ergebnis signed interpretiert eine negative Zahl ist.</text:p>
      <text:p text:style-name="P17"/>
      <text:p text:style-name="P17"/>
      <text:p text:style-name="P16"><text:span text:style-name="T4"><text:tab/></text:span><text:span text:style-name="T5">mov r11,op1<text:tab/><text:tab/>0<text:tab/><text:tab/>0<text:tab/><text:tab/>1<text:tab/><text:tab/>0</text:span></text:p>
      <text:p text:style-name="P16"><text:span text:style-name="T5"><text:tab/>add r11,op3<text:tab/><text:tab/>1<text:tab/><text:tab/>0<text:tab/><text:tab/>0<text:tab/><text:tab/>0</text:span><text:span text:style-name="T4"><text:tab/></text:span></text:p>
      <text:p text:style-name="P17">Das Carry-flag ist gesetzt, da das Ergebnis größer als 65535 ist und somit ein Übertrag bei der Unsigned-Addition entsteht.</text:p>
      <text:p text:style-name="P17"><text:tab/>0111 0101 0011 0000</text:p>
      <text:p text:style-name="P17">+<text:tab/>1001 1100 0100 0000</text:p>
      <text:p text:style-name="P17">_______________________</text:p>
      <text:p text:style-name="P16"><text:span text:style-name="T4"><text:s text:c="9"/></text:span><text:span text:style-name="T6">1</text:span><text:span text:style-name="T4"> 0001 0001 0111 0000<text:tab/></text:span></text:p>
      <text:p text:style-name="P17"/>
      <text:p text:style-name="P17"/>
      <text:p text:style-name="P17"><text:tab/></text:p>
      <text:p text:style-name="P17"/>
      <text:p text:style-name="P17"/>
      <text:p text:style-name="P17"/>
      <text:p text:style-name="P17"/>
      <text:p text:style-name="P17"/>
      <text:p text:style-name="P17"><text:soft-page-break/>Flags:<text:tab/><text:tab/><text:tab/><text:tab/>C<text:tab/><text:tab/>Z<text:tab/><text:tab/>V<text:tab/><text:tab/>N</text:p>
      <text:p text:style-name="P17"/>
      <text:p text:style-name="P16"><text:span text:style-name="T4"><text:tab/></text:span><text:span text:style-name="T5">mov r12,op4<text:tab/><text:tab/>1<text:tab/><text:tab/>0<text:tab/><text:tab/>0<text:tab/><text:tab/>0</text:span></text:p>
      <text:p text:style-name="P16"><text:span text:style-name="T5"><text:tab/>sub r12,op2<text:tab/><text:tab/>1<text:tab/><text:tab/>0<text:tab/><text:tab/>0<text:tab/><text:tab/>1</text:span><text:span text:style-name="T4"><text:tab/></text:span></text:p>
      <text:p text:style-name="P17">Das Negative-Flag ist gesetzt, da das Ergebnis eine negative Zahl ist.</text:p>
      <text:p text:style-name="P17">Das carry-flag ist gesetzt, da bei der Unsigned-Subtraktion ein Übertrag entsteht.</text:p>
      <text:p text:style-name="P17"/>
      <text:p text:style-name="P17"><text:tab/>0001 0011 1000 0111</text:p>
      <text:p text:style-name="P17">-<text:tab/>0001 0011 1000 1000</text:p>
      <text:p text:style-name="P16">_______________________</text:p>
      <text:p text:style-name="P16"><text:s text:c="9"/><text:span text:style-name="T6">1</text:span> <text:span text:style-name="T4">1111 1111 <text:s/>1111 1111</text:span></text:p>
      <text:p text:style-name="P17"/>
      <text:p text:style-name="P17"/>
      <text:p text:style-name="P16"><text:span text:style-name="T4"><text:tab/></text:span><text:span text:style-name="T5">mov r13,op1<text:tab/><text:tab/>1<text:tab/><text:tab/>0<text:tab/><text:tab/>0<text:tab/><text:tab/>0</text:span></text:p>
      <text:p text:style-name="P16"><text:span text:style-name="T5"><text:tab/>add r13,op5<text:tab/><text:tab/>1<text:tab/><text:tab/>1<text:tab/><text:tab/>0<text:tab/><text:tab/>0</text:span><text:span text:style-name="T4"><text:tab/></text:span></text:p>
      <text:p text:style-name="P17">Das Zero-Flag ist gestezt, da das Ergebnis gleich 0 ist.</text:p>
      <text:p text:style-name="P17">Das Carry-flag ist gesetzt, da intern nicht 30000-30000 gerechnet wird, sondern 0x7530 + 0x8AD0 und dabei entsteht ein Übertrag bei der Unsigned-Addition.</text:p>
      <text:p text:style-name="P17"/>
      <text:p text:style-name="P17"><text:tab/>0111 0101 0011 0000</text:p>
      <text:p text:style-name="P17">+<text:tab/>1000 1010 1101 0000</text:p>
      <text:p text:style-name="P17">_______________________</text:p>
      <text:p text:style-name="P16"><text:span text:style-name="T4"><text:s text:c="9"/></text:span><text:span text:style-name="T6">1</text:span><text:span text:style-name="T4"> 0000 0000 0000 0000<text:tab/><text:tab/><text:tab/></text:span></text:p>
      <text:p text:style-name="P17"/>
      <text:p text:style-name="P17"/>
      <text:p text:style-name="P16"><text:span text:style-name="T4"><text:tab/></text:span><text:span text:style-name="T5">mov r14,op3<text:tab/><text:tab/>1<text:tab/><text:tab/>0<text:tab/><text:tab/>0<text:tab/><text:tab/>1<text:tab/></text:span></text:p>
      <text:p text:style-name="P17">Das Negative-Flag ist gesetzt, da 40000 = 0x9c40 signed interpretiert eine negative Zahl ist.</text:p>
      <text:p text:style-name="P16"><text:span text:style-name="T4"><text:tab/></text:span><text:span text:style-name="T5">add r14,op5<text:tab/><text:tab/>1<text:tab/><text:tab/>0<text:tab/><text:tab/>1<text:tab/><text:tab/>0<text:tab/></text:span></text:p>
      <text:p text:style-name="P16"><text:span text:style-name="T4">Das </text:span><text:span text:style-name="T6">Carry-Flag</text:span><text:span text:style-name="T4"> ist gesetzt, da intern nicht 40000-30000 gerechnet wird, sondern 0x9c40 + 0x8AD0 und dabei entsteht ein Überrag bei der Unsigned-Addition.</text:span></text:p>
      <text:p text:style-name="P16"><text:span text:style-name="T4">Das </text:span><text:span text:style-name="T7">Overflow-Flag</text:span><text:span text:style-name="T4"> ist gesetzt, da es eine Zahlenbereichsüberschreitung gibt:</text:span></text:p>
      <text:p text:style-name="P17"/>
      <text:p text:style-name="P16"><text:span text:style-name="T4"><text:tab/></text:span><text:span text:style-name="T7">1</text:span><text:span text:style-name="T4">001 1100 0100 0000</text:span></text:p>
      <text:p text:style-name="P16"><text:span text:style-name="T4">+<text:tab/></text:span><text:span text:style-name="T7">1</text:span><text:span text:style-name="T4">000 1010 1101 0000</text:span></text:p>
      <text:p text:style-name="P17">_______________________</text:p>
      <text:p text:style-name="P16"><text:span text:style-name="T4"><text:s text:c="9"/></text:span><text:span text:style-name="T6">1</text:span><text:span text:style-name="T4"> </text:span><text:span text:style-name="T7">0</text:span><text:span text:style-name="T4">010 0111 0001 0000</text:span></text:p>
      <text:p text:style-name="P17"/>
      <text:p text:style-name="P17"/>
      <text:p text:style-name="P18">Quellcodeausschnitte:</text:p>
      <text:p text:style-name="P6"/>
      <text:p text:style-name="P6"><text:tab/><text:span text:style-name="T2">.</text:span></text:p>
      <text:p text:style-name="P31"><text:tab/>.</text:p>
      <text:p text:style-name="P31"><text:tab/>.</text:p>
      <text:p text:style-name="P6"/>
      <text:p text:style-name="P6">MAIN<text:tab/>Proc</text:p>
      <text:p text:style-name="P9">;------------------------------------------------------------</text:p>
      <text:p text:style-name="P9">;Hier geht Ihr Hauptprogramm los</text:p>
      <text:p text:style-name="P9">;</text:p>
      <text:p text:style-name="P6"><text:tab/>mov r1,op1</text:p>
      <text:p text:style-name="P6"><text:tab/>mov r2,op2</text:p>
      <text:p text:style-name="P6"><text:tab/>mov r3,op3</text:p>
      <text:p text:style-name="P6"><text:tab/>mov r4,op4</text:p>
      <text:p text:style-name="P6"><text:tab/>mov r5,op5</text:p>
      <text:p text:style-name="P6"><text:tab/>mov r10,op1</text:p>
      <text:p text:style-name="P6"><text:tab/>add r10,op2</text:p>
      <text:p text:style-name="P6"><text:soft-page-break/><text:tab/>mov r11,op1</text:p>
      <text:p text:style-name="P6"><text:tab/>add r11,op3</text:p>
      <text:p text:style-name="P6"><text:tab/>mov r12,op4</text:p>
      <text:p text:style-name="P6"><text:tab/>sub r12,op2</text:p>
      <text:p text:style-name="P6"><text:tab/>mov r13,op1</text:p>
      <text:p text:style-name="P6"><text:tab/>add r13,op5</text:p>
      <text:p text:style-name="P6"><text:tab/>mov r14,op3</text:p>
      <text:p text:style-name="P6"><text:tab/>add r14,op5</text:p>
      <text:p text:style-name="P6"><text:tab/></text:p>
      <text:p text:style-name="P6"><text:tab/>Call<text:tab/>MyUp1<text:tab/></text:p>
      <text:p text:style-name="P6"/>
      <text:p text:style-name="P6">Forever:</text:p>
      <text:p text:style-name="P6"/>
      <text:p text:style-name="P6"/>
      <text:p text:style-name="P6"><text:tab/>jmp<text:tab/><text:tab/>Forever</text:p>
      <text:p text:style-name="P9">;</text:p>
      <text:p text:style-name="P9">; <text:s/>Notstop</text:p>
      <text:p text:style-name="P9">;</text:p>
      <text:p text:style-name="P6">StopJetzt:<text:tab/>JMP<text:tab/>StopJetzt</text:p>
      <text:p text:style-name="P6"/>
      <text:p text:style-name="P6">Main<text:tab/><text:tab/>ENDP</text:p>
      <text:p text:style-name="P6"/>
      <text:p text:style-name="P6">Programme<text:tab/>ENDS</text:p>
      <text:p text:style-name="P6">;</text:p>
      <text:p text:style-name="P6"/>
      <text:p text:style-name="P6"><text:tab/>END</text:p>
      <text:p text:style-name="P18"/>
      <text:p text:style-name="P12"/>
      <text:p text:style-name="P25">Aufgabe 4:</text:p>
      <text:p text:style-name="P17"/>
      <text:p text:style-name="P17">Ziel war es ein Unterprogramm zu schreiben, welches zwei 16 Bit Zahlen addiert. Beim Aufruf des Unterprogramms soll in R0 ein Pointer auf den ersten Operanden und in R1 ein Pointer auf den zweiten Operanden übergeben werden. Das UP darf keine Register außer den Flags und R2 zerstören, in welchem das Ergebnis zurückgeliefert wird.</text:p>
      <text:p text:style-name="P17"/>
      <text:p text:style-name="P18">Quellcodeausschnitte:</text:p>
      <text:p text:style-name="P18"/>
      <text:p text:style-name="P6"><text:tab/><text:span text:style-name="T2">.</text:span></text:p>
      <text:p text:style-name="P31"><text:tab/>.</text:p>
      <text:p text:style-name="P31"><text:tab/>.</text:p>
      <text:p text:style-name="P6"/>
      <text:p text:style-name="P6">Function1 PROC</text:p>
      <text:p text:style-name="P6"><text:tab/>mov r2,[r0] <text:tab/><text:tab/><text:span text:style-name="T3">;Inhalt von op1 nach r2 laden</text:span></text:p>
      <text:p text:style-name="P6"><text:tab/>add r2,[r1]<text:tab/><text:tab/><text:span text:style-name="T3">;Inhalt von op2 auf r2 addieren</text:span></text:p>
      <text:p text:style-name="P6"><text:tab/>ret</text:p>
      <text:p text:style-name="P6">Function1 EndP;</text:p>
      <text:p text:style-name="P6"/>
      <text:p text:style-name="P6"><text:tab/><text:span text:style-name="T2">.</text:span></text:p>
      <text:p text:style-name="P31"><text:tab/>.</text:p>
      <text:p text:style-name="P31"><text:tab/>.</text:p>
      <text:p text:style-name="P6"/>
      <text:p text:style-name="P6">MAIN<text:tab/>Proc</text:p>
      <text:p text:style-name="P9">;------------------------------------------------------------</text:p>
      <text:p text:style-name="P9">;Hier geht Ihr Hauptprogramm los</text:p>
      <text:p text:style-name="P9">;</text:p>
      <text:p text:style-name="P6"><text:tab/>mov r1,op1</text:p>
      <text:p text:style-name="P6"><text:tab/>mov r2,op2</text:p>
      <text:p text:style-name="P6"><text:tab/>mov r3,op3</text:p>
      <text:p text:style-name="P6"><text:tab/>mov r4,op4</text:p>
      <text:p text:style-name="P6"><text:tab/>mov r5,op5</text:p>
      <text:p text:style-name="P6"><text:soft-page-break/><text:tab/>mov r0,#op1<text:tab/><text:tab/><text:span text:style-name="T3">;Pointer auf op1 in r0 speichern</text:span></text:p>
      <text:p text:style-name="P6"><text:tab/>mov r1,#op2<text:tab/><text:tab/><text:span text:style-name="T3">;Pointer auf op2 in r1 speichern</text:span></text:p>
      <text:p text:style-name="P6"><text:tab/>call cc_UC,Function1<text:tab/><text:span text:style-name="T3">;Unbedingter Sprung zu unserer Funktion</text:span></text:p>
      <text:p text:style-name="P6"><text:tab/>mov r10,r2<text:span text:style-name="T3"><text:tab/><text:tab/>;Ergebnis in r10 schreiben</text:span></text:p>
      <text:p text:style-name="P6"><text:tab/></text:p>
      <text:p text:style-name="P6"><text:tab/>mov r0,#op1</text:p>
      <text:p text:style-name="P6"><text:tab/>mov r1,#op3</text:p>
      <text:p text:style-name="P6"><text:tab/>call cc_UC,Function1</text:p>
      <text:p text:style-name="P6"><text:tab/>mov r11,r2</text:p>
      <text:p text:style-name="P6"/>
      <text:p text:style-name="P6"><text:tab/>mov r0,#op1</text:p>
      <text:p text:style-name="P6"><text:tab/>mov r1,#op5</text:p>
      <text:p text:style-name="P6"><text:tab/>call cc_UC,Function1</text:p>
      <text:p text:style-name="P6"><text:tab/>mov r13,r2</text:p>
      <text:p text:style-name="P6"/>
      <text:p text:style-name="P6"><text:tab/>mov r0,#op3</text:p>
      <text:p text:style-name="P6"><text:tab/>mov r1,#op5</text:p>
      <text:p text:style-name="P6"><text:tab/>call cc_UC,Function1</text:p>
      <text:p text:style-name="P6"><text:tab/>mov r14,r2</text:p>
      <text:p text:style-name="P6"/>
      <text:p text:style-name="P6"><text:tab/>Call<text:tab/>MyUp1<text:tab/></text:p>
      <text:p text:style-name="P6"/>
      <text:p text:style-name="P6">Forever:</text:p>
      <text:p text:style-name="P6"/>
      <text:p text:style-name="P6"/>
      <text:p text:style-name="P6"><text:tab/>jmp<text:tab/><text:tab/>Forever</text:p>
      <text:p text:style-name="P6">;</text:p>
      <text:p text:style-name="P6">; <text:s/>Notstop</text:p>
      <text:p text:style-name="P6">;</text:p>
      <text:p text:style-name="P6">StopJetzt:<text:tab/>JMP<text:tab/>StopJetzt</text:p>
      <text:p text:style-name="P6"/>
      <text:p text:style-name="P6">Main<text:tab/><text:tab/>ENDP</text:p>
      <text:p text:style-name="P6"/>
      <text:p text:style-name="P6">Programme<text:tab/>ENDS</text:p>
      <text:p text:style-name="P6">;</text:p>
      <text:p text:style-name="P6"/>
      <text:p text:style-name="P7"><text:span text:style-name="T1"><text:tab/>END</text:span></text:p>
      <text:p text:style-name="P7"><text:span text:style-name="T1"/></text:p>
      <text:p text:style-name="P7"/>
      <text:p text:style-name="P7"/>
      <text:p text:style-name="P7"/>
      <text:p text:style-name="P25">Aufgabe 5:</text:p>
      <text:p text:style-name="P22"/>
      <text:p text:style-name="P19">Ziel der Aufgabe war es zwei Unterprogramme zur Addition und Subtraktion von zwei 32-Bit Variablen zu schreiben, welches ebenfalls wie in der Aufgabe zuvor außer den Flags und den Registern in welche das Ergebnis geschrieben wird keine Register zerstört.</text:p>
      <text:p text:style-name="P19"/>
      <text:p text:style-name="P19"/>
      <text:p text:style-name="P19"/>
      <text:p text:style-name="P19">Bei der Berechnung ergeben sich folgende Resultate in Hex-Darstellung:</text:p>
      <text:p text:style-name="P19"/>
      <text:p text:style-name="P19"/>
      <text:p text:style-name="P19">120000<text:span text:style-name="T8">10</text:span> + 75000<text:span text:style-name="T8">10</text:span> = 0x0002F9B8</text:p>
      <text:p text:style-name="P19"/>
      <text:p text:style-name="P19">120000<text:span text:style-name="T8">10</text:span> – 75000<text:span text:style-name="T8">10</text:span> = 0x0000AFC8</text:p>
      <text:p text:style-name="P19"/>
      <text:p text:style-name="P19">75000<text:span text:style-name="T8">10</text:span> – 120000<text:span text:style-name="T8">10</text:span> = 0xFFFF5038</text:p>
      <text:p text:style-name="P19"/>
      <text:p text:style-name="P18"><text:soft-page-break/>Quellcode:</text:p>
      <text:p text:style-name="P18"/>
      <text:p text:style-name="P18"/>
      <text:p text:style-name="P6">;$NONSEGMENTED <text:s text:c="13"/>; Nur Tiny Model möglich</text:p>
      <text:p text:style-name="P6">$MODV2 <text:s text:c="16"/>; Code fuer 161/163/164/165/167</text:p>
      <text:p text:style-name="P6">$NOLIST</text:p>
      <text:p text:style-name="P6">$INCLUDE (REG167.INC) <text:s text:c="2"/>; include CPU definition file </text:p>
      <text:p text:style-name="P6">$LIST</text:p>
      <text:p text:style-name="P9">;</text:p>
      <text:p text:style-name="P9">;<text:tab/>TITLE &lt;Mein Text&gt;</text:p>
      <text:p text:style-name="P9">;</text:p>
      <text:p text:style-name="P9">;<text:tab/>Prozessor Definitionen</text:p>
      <text:p text:style-name="P9">;</text:p>
      <text:p text:style-name="P9">;------------------------------------------------------------</text:p>
      <text:p text:style-name="P9">; Hier folgen Ihre Konstanten Definitionen</text:p>
      <text:p text:style-name="P9">;</text:p>
      <text:p text:style-name="P6">Ora <text:s text:c="4"/><text:tab/>EQU<text:tab/>0<text:tab/>;Portbit für Ora</text:p>
      <text:p text:style-name="P6"/>
      <text:p text:style-name="P6"/>
      <text:p text:style-name="P6">Datenspeicher<text:tab/>SECTION Data</text:p>
      <text:p text:style-name="P9">;------------------------------------------------------------</text:p>
      <text:p text:style-name="P9">; Hier folgen Ihre Speicher Vereinbarungen</text:p>
      <text:p text:style-name="P9">;</text:p>
      <text:p text:style-name="P6">Mein_Speicher <text:s text:c="10"/>DB <text:s text:c="5"/>12 <text:s text:c="5"/>;Byte Initialisiert</text:p>
      <text:p text:style-name="P6">Mein_Speicher1 <text:s text:c="9"/>DW <text:s text:c="5"/>65 <text:s text:c="5"/>;Word Initialisiert</text:p>
      <text:p text:style-name="P6">Mein_Speicher2 <text:s text:c="9"/>DD <text:s text:c="5"/>4711</text:p>
      <text:p text:style-name="P6">Mein_Text <text:s text:c="14"/>DB <text:s text:c="5"/>'ASCII Text'</text:p>
      <text:p text:style-name="P6">op1<text:tab/><text:tab/><text:tab/><text:tab/><text:tab/><text:tab/>DW<text:tab/><text:tab/>30000</text:p>
      <text:p text:style-name="P6">op2<text:tab/><text:tab/><text:tab/><text:tab/><text:tab/><text:tab/>DW<text:tab/><text:tab/>5000</text:p>
      <text:p text:style-name="P6">op3<text:tab/><text:tab/><text:tab/><text:tab/><text:tab/><text:tab/>DW<text:tab/><text:tab/>40000</text:p>
      <text:p text:style-name="P6">op4<text:tab/><text:tab/><text:tab/><text:tab/><text:tab/><text:tab/>DW<text:tab/><text:tab/>4999</text:p>
      <text:p text:style-name="P6">op5<text:tab/><text:tab/><text:tab/><text:tab/><text:tab/><text:tab/>DW<text:tab/><text:tab/>-30000</text:p>
      <text:p text:style-name="P6"/>
      <text:p text:style-name="P6">MyVar32_1<text:tab/><text:tab/><text:tab/><text:tab/><text:tab/>DW<text:tab/><text:tab/>(120000 and 0xFFFF)<text:tab/><text:span text:style-name="T3">; untere 16 Bit</text:span></text:p>
      <text:p text:style-name="P6"><text:tab/><text:tab/><text:tab/><text:tab/><text:tab/><text:tab/>DW<text:tab/><text:tab/>(120000 shr 16)<text:tab/><text:tab/><text:span text:style-name="T3">; obere 16 Bit</text:span></text:p>
      <text:p text:style-name="P6"/>
      <text:p text:style-name="P6">MyVar32_2<text:tab/><text:tab/><text:tab/><text:tab/><text:tab/>DW<text:tab/><text:tab/>(75000 and 0xFFFF)<text:tab/></text:p>
      <text:p text:style-name="P6"><text:tab/><text:tab/><text:tab/><text:tab/><text:tab/><text:tab/>DW<text:tab/><text:tab/>(75000 shr 16)</text:p>
      <text:p text:style-name="P6"/>
      <text:p text:style-name="P6"/>
      <text:p text:style-name="P6">Datenspeicher<text:tab/>ENDS</text:p>
      <text:p text:style-name="P6">;</text:p>
      <text:p text:style-name="P6">;</text:p>
      <text:p text:style-name="P6">Programme<text:tab/>Section Code</text:p>
      <text:p text:style-name="P6">ASSUME<text:tab/>DPP3:SYSTEM</text:p>
      <text:p text:style-name="P6">ASSUME <text:s/>DPP0:Datenspeicher</text:p>
      <text:p text:style-name="P9">;------------------------------------------------------------</text:p>
      <text:p text:style-name="P9">; Hier stehen Ihre Unterprogramme</text:p>
      <text:p text:style-name="P9">;</text:p>
      <text:p text:style-name="P9">;</text:p>
      <text:p text:style-name="P9">;PInit<text:tab/>Initialisiert den Port Px</text:p>
      <text:p text:style-name="P9">;=====</text:p>
      <text:p text:style-name="P9">;<text:tab/>I: nix</text:p>
      <text:p text:style-name="P9">;<text:tab/>O: nix</text:p>
      <text:p text:style-name="P9">;<text:tab/>Z: Register, die zerstört werden.</text:p>
      <text:p text:style-name="P9">;</text:p>
      <text:p text:style-name="P6">MyUp1<text:tab/>PROC NEAR</text:p>
      <text:p text:style-name="P6"/>
      <text:p text:style-name="P6"><text:tab/>Ret</text:p>
      <text:p text:style-name="P6">MyUp1<text:tab/>EndP;</text:p>
      <text:p text:style-name="P6"/>
      <text:p text:style-name="P6">add32 PROC</text:p>
      <text:p text:style-name="P6"><text:soft-page-break/><text:tab/>push r0<text:span text:style-name="T3"><text:tab/><text:tab/><text:tab/>;R0 auf dem Stack sichern</text:span></text:p>
      <text:p text:style-name="P6"><text:tab/>push r1<text:span text:style-name="T3"><text:tab/><text:tab/><text:tab/>;R1 auf dem Stack sichern</text:span></text:p>
      <text:p text:style-name="P6"><text:tab/>mov r2,[r0+]<text:tab/><text:tab/><text:span text:style-name="T3">;in R0 steht die Adresse der unteren 16 Bit unserer ersten 32-Bit Variable</text:span></text:p>
      <text:p text:style-name="P6"><text:tab/>add r2,[r1+]<text:tab/><text:tab/><text:span text:style-name="T3">;in R1 steht die Adresse der unteren 16 Bit unserer zweiten 32-Bit Variable</text:span></text:p>
      <text:p text:style-name="P6"/>
      <text:p text:style-name="P6"><text:tab/>mov r3,[r0]<text:tab/><text:tab/><text:span text:style-name="T3">;Jetzt steht in R0 die Adresse der oberen 16 Bit unserer ersten 32-Bit Variable</text:span></text:p>
      <text:p text:style-name="P6"><text:tab/>addc r3,[r1]<text:tab/><text:tab/><text:span text:style-name="T3">;In R1 steht jetzt die Adresse der oberen 16 Bit unserer zweiten 32-Bit Variablen</text:span></text:p>
      <text:p text:style-name="P6"><text:span text:style-name="T3"><text:tab/><text:tab/><text:tab/><text:tab/>;Es wird unter Berücksichtigung des Übertrags addiert der eventuell bei der <text:tab/><text:tab/><text:tab/><text:tab/><text:tab/>;Addition der unteren 16 Bit entstanden ist</text:span></text:p>
      <text:p text:style-name="P6"><text:tab/>pop r1<text:tab/><text:tab/><text:tab/><text:span text:style-name="T3">;erst R1 dann R0 vom Stack holen</text:span></text:p>
      <text:p text:style-name="P6"><text:tab/>pop r0</text:p>
      <text:p text:style-name="P6"><text:tab/>ret</text:p>
      <text:p text:style-name="P6">add32 EndP;</text:p>
      <text:p text:style-name="P6"/>
      <text:p text:style-name="P6"/>
      <text:p text:style-name="P6"/>
      <text:p text:style-name="P9">;Die Subtraktion läuft analog zur Addition ab</text:p>
      <text:p text:style-name="P6"/>
      <text:p text:style-name="P6"/>
      <text:p text:style-name="P6"/>
      <text:p text:style-name="P6">sub32 PROC</text:p>
      <text:p text:style-name="P6"><text:tab/>push r0</text:p>
      <text:p text:style-name="P6"><text:tab/>push r1</text:p>
      <text:p text:style-name="P6"><text:tab/>mov r2,[r0+]</text:p>
      <text:p text:style-name="P6"><text:tab/>sub r2,[r1+]</text:p>
      <text:p text:style-name="P6"/>
      <text:p text:style-name="P6"><text:tab/>mov r3,[r0]</text:p>
      <text:p text:style-name="P6"><text:tab/>subc r3,[r1]</text:p>
      <text:p text:style-name="P6"><text:tab/>pop r1</text:p>
      <text:p text:style-name="P6"><text:tab/>pop r0</text:p>
      <text:p text:style-name="P6"><text:tab/>ret</text:p>
      <text:p text:style-name="P6">sub32 EndP;</text:p>
      <text:p text:style-name="P6"/>
      <text:p text:style-name="P9">;------------------------------------------------------------</text:p>
      <text:p text:style-name="P9">; Hier startet das Hauptprogramm</text:p>
      <text:p text:style-name="P9">;</text:p>
      <text:p text:style-name="P6">A_RESET<text:tab/>PROC TASK STARTUP INTNO RESET = 0</text:p>
      <text:p text:style-name="P6"><text:tab/>mov<text:tab/>r0,BUSCON0</text:p>
      <text:p text:style-name="P6"><text:tab/>and<text:tab/>r0,#0xFF00</text:p>
      <text:p text:style-name="P6"><text:tab/>mov<text:tab/>BUSCON0,r0</text:p>
      <text:p text:style-name="P6"><text:tab/>mov<text:tab/>dpp0,#PAG Datenspeicher<text:tab/><text:tab/><text:span text:style-name="T3">;Page von Datenspeicher =&gt; DPP0</text:span></text:p>
      <text:p text:style-name="P6"><text:tab/>mov <text:tab/>KSCCFG,#0x0003; <text:s text:c="4"/><text:tab/><text:tab/><text:span text:style-name="T3">;Module Enable</text:span></text:p>
      <text:p text:style-name="P6"><text:tab/>mov <text:tab/>R0,KSCCFG<text:tab/><text:tab/><text:tab/><text:span text:style-name="T3">;wieder ruecklesen</text:span></text:p>
      <text:p text:style-name="P6"><text:tab/>JMP<text:tab/>Main<text:tab/></text:p>
      <text:p text:style-name="P6">A_RESET<text:tab/>EndP</text:p>
      <text:p text:style-name="P6"/>
      <text:p text:style-name="P6">MAIN<text:tab/>Proc</text:p>
      <text:p text:style-name="P9">;------------------------------------------------------------</text:p>
      <text:p text:style-name="P9">;Hier geht Ihr Hauptprogramm los</text:p>
      <text:p text:style-name="P9">;</text:p>
      <text:p text:style-name="P6"><text:tab/>mov r1,op1</text:p>
      <text:p text:style-name="P6"><text:tab/>mov r2,op2</text:p>
      <text:p text:style-name="P6"><text:tab/>mov r3,op3</text:p>
      <text:p text:style-name="P6"><text:tab/>mov r4,op4</text:p>
      <text:p text:style-name="P6"><text:tab/>mov r5,op5</text:p>
      <text:p text:style-name="P6"/>
      <text:p text:style-name="P6"><text:tab/>mov r0,#MyVar32_1<text:tab/><text:tab/><text:span text:style-name="T3">;Pointer auf MyVar32_1 wird in r0 gespeichert</text:span></text:p>
      <text:p text:style-name="P6"><text:tab/>mov r1,#MyVar32_2</text:p>
      <text:p text:style-name="P6"><text:tab/>call cc_UC,add32<text:tab/><text:tab/><text:span text:style-name="T3">;Unbedingter Sprung zum Unterprogramm</text:span></text:p>
      <text:p text:style-name="P6"><text:tab/>mov r6,r2</text:p>
      <text:p text:style-name="P6"><text:tab/>mov r7,r3</text:p>
      <text:p text:style-name="P6"><text:tab/></text:p>
      <text:p text:style-name="P6"/>
      <text:p text:style-name="P6"><text:soft-page-break/><text:tab/><text:span text:style-name="T3">;In R0 und R1 stehen noch immer die richtigen Adressen</text:span></text:p>
      <text:p text:style-name="P6"><text:tab/>call cc_UC,sub32</text:p>
      <text:p text:style-name="P6"><text:tab/>mov r6,r2</text:p>
      <text:p text:style-name="P6"><text:tab/>mov r7,r3</text:p>
      <text:p text:style-name="P6"/>
      <text:p text:style-name="P6"><text:tab/>mov r0,#MyVar32_2</text:p>
      <text:p text:style-name="P6"><text:tab/>mov r1,#MyVar32_1</text:p>
      <text:p text:style-name="P6"><text:tab/>call cc_UC,sub32</text:p>
      <text:p text:style-name="P6"><text:tab/>mov r6,r2</text:p>
      <text:p text:style-name="P6"><text:tab/>mov r7,r3</text:p>
      <text:p text:style-name="P6"/>
      <text:p text:style-name="P6"><text:tab/>Call<text:tab/>MyUp1<text:tab/></text:p>
      <text:p text:style-name="P6"/>
      <text:p text:style-name="P6">Forever:</text:p>
      <text:p text:style-name="P6"/>
      <text:p text:style-name="P6"/>
      <text:p text:style-name="P6"><text:tab/>jmp<text:tab/><text:tab/>Forever</text:p>
      <text:p text:style-name="P6">;</text:p>
      <text:p text:style-name="P6">; <text:s/>Notstop</text:p>
      <text:p text:style-name="P6">;</text:p>
      <text:p text:style-name="P6">StopJetzt:<text:tab/>JMP<text:tab/>StopJetzt</text:p>
      <text:p text:style-name="P6"/>
      <text:p text:style-name="P6">Main<text:tab/><text:tab/>ENDP</text:p>
      <text:p text:style-name="P6"/>
      <text:p text:style-name="P6">Programme<text:tab/>ENDS</text:p>
      <text:p text:style-name="P6">;</text:p>
      <text:p text:style-name="P6"/>
      <text:p text:style-name="P6"><text:tab/>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8T18:06:30.53</meta:creation-date>
    <dc:date>2017-05-29T16:16:08.64</dc:date>
    <meta:editing-duration>PT4H18M31S</meta:editing-duration>
    <meta:editing-cycles>9</meta:editing-cycles>
    <meta:generator>OpenOffice/4.1.2$Win32 OpenOffice.org_project/412m3$Build-9782</meta:generator>
    <meta:document-statistic meta:table-count="0" meta:image-count="0" meta:object-count="0" meta:page-count="10" meta:paragraph-count="411" meta:word-count="1474" meta:character-count="11313"/>
  </office:meta>
</office:document-meta>
</file>